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2025-09-16 2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5232" calcext:value-type="float">
            <text:p>20.5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2025-07-09 22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972" calcext:value-type="float">
            <text:p>20.6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2025-03-18 2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4816" calcext:value-type="float">
            <text:p>20.2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2024-12-10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2936" calcext:value-type="float">
            <text:p>20.4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2024-09-26 2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1808" calcext:value-type="float">
            <text:p>20.56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2024-07-02 2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7528" calcext:value-type="float">
            <text:p>20.6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2024-03-21 2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9096" calcext:value-type="float">
            <text:p>20.1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2023-12-04 2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1496" calcext:value-type="float">
            <text:p>20.3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2023-09-07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7528" calcext:value-type="float">
            <text:p>20.6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2023-06-22 2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2023-03-21 2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304" calcext:value-type="float">
            <text:p>20.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2022-12-16 2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0952" calcext:value-type="float">
            <text:p>20.5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2022-09-15 2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9928" calcext:value-type="float">
            <text:p>20.7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2022-06-16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2022-03-02 2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1496" calcext:value-type="float">
            <text:p>20.3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2021-12-07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8176" calcext:value-type="float">
            <text:p>20.4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2021-07-12 2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2021-03-05 2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2020-09-10 2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2020-05-14 2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6256" calcext:value-type="float">
            <text:p>20.3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2020-02-26 2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9408" calcext:value-type="float">
            <text:p>20.40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2019-11-01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252" calcext:value-type="float">
            <text:p>20.1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2019-06-12 2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4752" calcext:value-type="float">
            <text:p>20.49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2019-03-21 2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108" calcext:value-type="float">
            <text:p>20.0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2018-09-13 2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5752" calcext:value-type="float">
            <text:p>20.8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2018-05-17 2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2018-03-09 2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5944" calcext:value-type="float">
            <text:p>20.1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2017-12-08 2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5192" calcext:value-type="float">
            <text:p>20.2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2017-09-08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2017-05-08 2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9888" calcext:value-type="float">
            <text:p>20.4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2017-02-09 2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7824" calcext:value-type="float">
            <text:p>19.9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2016-09-14 2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4104" calcext:value-type="float">
            <text:p>20.6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2016-06-06 2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2352" calcext:value-type="float">
            <text:p>20.3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2016-03-09 2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3376" calcext:value-type="float">
            <text:p>20.1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2015-12-04 2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0328" calcext:value-type="float">
            <text:p>20.1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2015-06-19 2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2015-03-17 2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0912" calcext:value-type="float">
            <text:p>20.2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2014-09-16 2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2014-05-22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1536" calcext:value-type="float">
            <text:p>20.6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2014-03-13 2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8448" calcext:value-type="float">
            <text:p>20.3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2013-12-18 2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2832" calcext:value-type="float">
            <text:p>20.3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2013-09-16 2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2013-05-06 2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2013-01-31 2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3104" calcext:value-type="float">
            <text:p>20.2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2012-09-18 2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2056" calcext:value-type="float">
            <text:p>21.0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2012-03-16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5712" calcext:value-type="float">
            <text:p>20.5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2011-08-25 2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4656" calcext:value-type="float">
            <text:p>22.7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2011-04-01 0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5984" calcext:value-type="float">
            <text:p>20.4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2010-08-24 2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2010-06-15 2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2010-02-19 2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1536" calcext:value-type="float">
            <text:p>20.6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2009-11-04 2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3016" calcext:value-type="float">
            <text:p>21.0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2009-07-14 2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2009-05-14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2009-01-30 2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2008-07-15 2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2008-02-20 2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2007-09-17 2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2007-04-18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2007-01-30 2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2006-01-25 2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9032" calcext:value-type="float">
            <text:p>20.4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2005-07-12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2016" calcext:value-type="float">
            <text:p>24.51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2005-04-04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2004-07-27 2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8576" calcext:value-type="float">
            <text:p>23.6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2004-0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256" calcext:value-type="float">
            <text:p>20.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2003-10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2003-07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1808" calcext:value-type="float">
            <text:p>24.37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2003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5608" calcext:value-type="float">
            <text:p>20.48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2003-0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5608" calcext:value-type="float">
            <text:p>20.48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2002-09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2002-06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2002-0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3728" calcext:value-type="float">
            <text:p>20.6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2001-1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3312" calcext:value-type="float">
            <text:p>20.4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2001-06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2001-0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2000-1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2000-08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9592" calcext:value-type="float">
            <text:p>21.1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2000-06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2000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736" calcext:value-type="float">
            <text:p>20.7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2000-0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2976" calcext:value-type="float">
            <text:p>20.7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1999-10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1999-06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0712" calcext:value-type="float">
            <text:p>22.4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1999-03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1998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1998-08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1998-05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6728" calcext:value-type="float">
            <text:p>21.8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1997-08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7848" calcext:value-type="float">
            <text:p>23.1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1997-05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1997-03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4688" calcext:value-type="float">
            <text:p>20.7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1996-03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9616" calcext:value-type="float">
            <text:p>20.5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1995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1995-08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1995-06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5392" calcext:value-type="float">
            <text:p>21.8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1995-03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8592" calcext:value-type="float">
            <text:p>20.7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1994-08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1992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1992-08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1992-05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8416" calcext:value-type="float">
            <text:p>22.3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1992-02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1432" calcext:value-type="float">
            <text:p>20.60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1991-1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8008" calcext:value-type="float">
            <text:p>20.6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1991-08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1991-05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2016" calcext:value-type="float">
            <text:p>20.7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1991-0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6192" calcext:value-type="float">
            <text:p>20.5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1990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1990-0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1989-1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444" calcext:value-type="float">
            <text:p>20.2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1989-08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1989-05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0808" calcext:value-type="float">
            <text:p>20.1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1989-0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8552" calcext:value-type="float">
            <text:p>20.4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1988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7696" calcext:value-type="float">
            <text:p>20.42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1988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1976" calcext:value-type="float">
            <text:p>20.3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1987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2768" calcext:value-type="float">
            <text:p>20.6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1986-05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1985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2352" calcext:value-type="float">
            <text:p>20.3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1985-05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6528" calcext:value-type="float">
            <text:p>24.03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1984-1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9408" calcext:value-type="float">
            <text:p>20.40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1984-05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9032" calcext:value-type="float">
            <text:p>20.4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1983-1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3416" calcext:value-type="float">
            <text:p>20.4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1982-1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02" calcext:value-type="float">
            <text:p>20.6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1982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0576" calcext:value-type="float">
            <text:p>20.6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1981-1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8008" calcext:value-type="float">
            <text:p>20.6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1969-07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1969-04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1969-03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1969-02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1969-0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1968-12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1968-1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1968-05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1968-04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1968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1968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1968-01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1967-1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1967-1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1967-06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1967-05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1967-03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1967-0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1967-01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1965-1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1965-09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1965-08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1965-06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1965-06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1965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1965-01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577</text:p>
          </table:table-cell>
          <table:table-cell office:value-type="string" calcext:value-type="string">
            <text:p>14S/16E-32CBA</text:p>
          </table:table-cell>
          <table:table-cell office:value-type="string" calcext:value-type="string">
            <text:p>1964-1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30" meta:object-count="0"/>
    <meta:user-defined meta:name="AppVersion">3.0</meta:user-defined>
  </office:meta>
</office:document-meta>
</file>